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fo:background-color="#FFFFCC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fo:background-color="#CCFFFF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CCFFFF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fo:background-color="#CCFFFF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fo:background-color="#FFCC99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FCC99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fo:background-color="#FFCC99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" style:family="table-cell" style:parent-style-name="Default" style:data-style-name="N0">
      <style:table-cell-properties fo:background-color="#FFFFCC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#CCFFFF"/>
    </style:style>
    <style:style style:name="ce13" style:family="table-cell" style:parent-style-name="Default" style:data-style-name="N0">
      <style:table-cell-properties fo:background-color="#CCFFFF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fo:background-color="#CCFFFF"/>
    </style:style>
    <style:style style:name="ce15" style:family="table-cell" style:parent-style-name="Default" style:data-style-name="N0">
      <style:table-cell-properties fo:background-color="#FFCC99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fo:background-color="#FFCC99"/>
    </style:style>
    <style:style style:name="ce17" style:family="table-cell" style:parent-style-name="Default" style:data-style-name="N0">
      <style:table-cell-properties style:vertical-align="automatic" fo:background-color="#FFCC99"/>
    </style:style>
    <style:style style:name="ce18" style:family="table-cell" style:parent-style-name="Default" style:data-style-name="N0">
      <style:table-cell-properties fo:background-color="#FF6633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fo:background-color="#FFFFCC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6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background-color="#FFCC99" style:repeat-content="false"/>
      <style:paragraph-properties fo:text-align="center"/>
    </style:style>
    <style:style style:name="ce32" style:family="table-cell" style:parent-style-name="Default" style:data-style-name="N3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number-columns-repeated="16368" table:default-cell-style-name="ce1"/>
        <table:table-row table:style-name="ro1">
          <table:table-cell office:value-type="string" table:style-name="ce2">
            <text:p>Nodi</text:p>
          </table:table-cell>
          <table:table-cell office:value-type="string" table:style-name="ce3">
            <text:p>2-opt random</text:p>
          </table:table-cell>
          <table:table-cell office:value-type="string" table:style-name="ce3">
            <text:p>2-opt circ</text:p>
          </table:table-cell>
          <table:table-cell office:value-type="string" table:style-name="ce3">
            <text:p>2-opt 2 cluster</text:p>
          </table:table-cell>
          <table:table-cell office:value-type="string" table:style-name="ce3">
            <text:p>2-opt 5 cluster</text:p>
          </table:table-cell>
          <table:table-cell office:value-type="string" table:style-name="ce4">
            <text:p>2-opt random</text:p>
          </table:table-cell>
          <table:table-cell office:value-type="string" table:style-name="ce5">
            <text:p>2-opt circ</text:p>
          </table:table-cell>
          <table:table-cell office:value-type="string" table:style-name="ce5">
            <text:p>2-opt 2 cluster</text:p>
          </table:table-cell>
          <table:table-cell office:value-type="string" table:style-name="ce6">
            <text:p>2-opt 5 cluster</text:p>
          </table:table-cell>
          <table:table-cell office:value-type="string" table:style-name="ce7">
            <text:p>2-opt random</text:p>
          </table:table-cell>
          <table:table-cell office:value-type="string" table:style-name="ce8">
            <text:p>2-opt circ</text:p>
          </table:table-cell>
          <table:table-cell office:value-type="string" table:style-name="ce8">
            <text:p>2-opt 2 cluster</text:p>
          </table:table-cell>
          <table:table-cell office:value-type="string" table:style-name="ce9">
            <text:p>2-opt 5 cluster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1E-4" table:style-name="ce11">
            <text:p>0,0001</text:p>
          </table:table-cell>
          <table:table-cell office:value-type="float" office:value="1.4999999999999999E-4" table:style-name="ce11">
            <text:p>0,00015</text:p>
          </table:table-cell>
          <table:table-cell office:value-type="float" office:value="1E-4" table:style-name="ce11">
            <text:p>0,0001</text:p>
          </table:table-cell>
          <table:table-cell office:value-type="float" office:value="1.4999999999999999E-4" table:style-name="ce11">
            <text:p>0,00015</text:p>
          </table:table-cell>
          <table:table-cell office:value-type="float" office:value="1.4999999999999999E-4" table:style-name="ce12">
            <text:p>0,00015</text:p>
          </table:table-cell>
          <table:table-cell office:value-type="float" office:value="1.4999999999999999E-4" table:style-name="ce13">
            <text:p>0,00015</text:p>
          </table:table-cell>
          <table:table-cell office:value-type="float" office:value="1.4999999999999999E-4" table:style-name="ce13">
            <text:p>0,00015</text:p>
          </table:table-cell>
          <table:table-cell office:value-type="float" office:value="1.4999999999999999E-4" table:style-name="ce14">
            <text:p>0,00015</text:p>
          </table:table-cell>
          <table:table-cell office:value-type="float" office:value="1.2999999999999999E-3" table:style-name="ce15">
            <text:p>0,0013</text:p>
          </table:table-cell>
          <table:table-cell office:value-type="float" office:value="1.4E-3" table:style-name="ce15">
            <text:p>0,0014</text:p>
          </table:table-cell>
          <table:table-cell office:value-type="float" office:value="1.2999999999999999E-3" table:style-name="ce15">
            <text:p>0,0013</text:p>
          </table:table-cell>
          <table:table-cell office:value-type="float" office:value="1.5E-3" table:style-name="ce16">
            <text:p>0,0015</text:p>
          </table:table-cell>
          <table:table-cell office:value-type="string" table:style-name="ce1">
            <text:p>Con 10 ho usato una tabu-length di 4 perche' 7 era troppo!</text:p>
          </table:table-cell>
          <table:table-cell table:number-columns-repeated="16370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.8000000000000001E-4" table:style-name="ce11">
            <text:p>0,00018</text:p>
          </table:table-cell>
          <table:table-cell office:value-type="float" office:value="2.2000000000000001E-4" table:style-name="ce11">
            <text:p>0,00022</text:p>
          </table:table-cell>
          <table:table-cell office:value-type="float" office:value="2.0000000000000001E-4" table:style-name="ce11">
            <text:p>0,0002</text:p>
          </table:table-cell>
          <table:table-cell office:value-type="float" office:value="2.1000000000000001E-4" table:style-name="ce11">
            <text:p>0,00021</text:p>
          </table:table-cell>
          <table:table-cell office:value-type="float" office:value="1E-3" table:style-name="ce12">
            <text:p>0,001</text:p>
          </table:table-cell>
          <table:table-cell office:value-type="float" office:value="1.5E-3" table:style-name="ce13">
            <text:p>0,0015</text:p>
          </table:table-cell>
          <table:table-cell office:value-type="float" office:value="1.5E-3" table:style-name="ce13">
            <text:p>0,0015</text:p>
          </table:table-cell>
          <table:table-cell office:value-type="float" office:value="1.5E-3" table:style-name="ce14">
            <text:p>0,0015</text:p>
          </table:table-cell>
          <table:table-cell office:value-type="float" office:value="3.0000000000000001E-3" table:style-name="ce15">
            <text:p>0,003</text:p>
          </table:table-cell>
          <table:table-cell office:value-type="float" office:value="3.0000000000000001E-3" table:style-name="ce15">
            <text:p>0,003</text:p>
          </table:table-cell>
          <table:table-cell office:value-type="float" office:value="3.0000000000000001E-3" table:style-name="ce15">
            <text:p>0,003</text:p>
          </table:table-cell>
          <table:table-cell office:value-type="float" office:value="3.0000000000000001E-3" table:style-name="ce16">
            <text:p>0,003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.9999999999999997E-4" table:style-name="ce11">
            <text:p>0,0003</text:p>
          </table:table-cell>
          <table:table-cell office:value-type="float" office:value="3.5E-4" table:style-name="ce11">
            <text:p>0,00035</text:p>
          </table:table-cell>
          <table:table-cell office:value-type="float" office:value="2.9999999999999997E-4" table:style-name="ce11">
            <text:p>0,0003</text:p>
          </table:table-cell>
          <table:table-cell office:value-type="float" office:value="3.5E-4" table:style-name="ce11">
            <text:p>0,00035</text:p>
          </table:table-cell>
          <table:table-cell office:value-type="float" office:value="2E-3" table:style-name="ce12">
            <text:p>0,002</text:p>
          </table:table-cell>
          <table:table-cell office:value-type="float" office:value="2E-3" table:style-name="ce13">
            <text:p>0,002</text:p>
          </table:table-cell>
          <table:table-cell office:value-type="float" office:value="2E-3" table:style-name="ce13">
            <text:p>0,002</text:p>
          </table:table-cell>
          <table:table-cell office:value-type="float" office:value="2E-3" table:style-name="ce14">
            <text:p>0,002</text:p>
          </table:table-cell>
          <table:table-cell office:value-type="float" office:value="3.5000000000000001E-3" table:style-name="ce15">
            <text:p>0,0035</text:p>
          </table:table-cell>
          <table:table-cell office:value-type="float" office:value="3.5000000000000001E-3" table:style-name="ce15">
            <text:p>0,0035</text:p>
          </table:table-cell>
          <table:table-cell office:value-type="float" office:value="3.5000000000000001E-3" table:style-name="ce17">
            <text:p>0,0035</text:p>
          </table:table-cell>
          <table:table-cell office:value-type="float" office:value="3.5000000000000001E-3" table:style-name="ce16">
            <text:p>0,0035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4.4999999999999999E-4" table:style-name="ce11">
            <text:p>0,00045</text:p>
          </table:table-cell>
          <table:table-cell office:value-type="float" office:value="5.0000000000000001E-4" table:style-name="ce11">
            <text:p>0,0005</text:p>
          </table:table-cell>
          <table:table-cell office:value-type="float" office:value="5.5000000000000003E-4" table:style-name="ce11">
            <text:p>0,00055</text:p>
          </table:table-cell>
          <table:table-cell office:value-type="float" office:value="5.5000000000000003E-4" table:style-name="ce11">
            <text:p>0,00055</text:p>
          </table:table-cell>
          <table:table-cell office:value-type="float" office:value="3.0000000000000001E-3" table:style-name="ce12">
            <text:p>0,003</text:p>
          </table:table-cell>
          <table:table-cell office:value-type="float" office:value="4.0000000000000001E-3" table:style-name="ce13">
            <text:p>0,004</text:p>
          </table:table-cell>
          <table:table-cell office:value-type="float" office:value="3.0000000000000001E-3" table:style-name="ce13">
            <text:p>0,003</text:p>
          </table:table-cell>
          <table:table-cell office:value-type="float" office:value="3.0000000000000001E-3" table:style-name="ce14">
            <text:p>0,003</text:p>
          </table:table-cell>
          <table:table-cell office:value-type="float" office:value="4.4999999999999997E-3" table:style-name="ce15">
            <text:p>0,0045</text:p>
          </table:table-cell>
          <table:table-cell office:value-type="float" office:value="5.0000000000000001E-3" table:style-name="ce15">
            <text:p>0,005</text:p>
          </table:table-cell>
          <table:table-cell office:value-type="float" office:value="4.4999999999999997E-3" table:style-name="ce15">
            <text:p>0,0045</text:p>
          </table:table-cell>
          <table:table-cell office:value-type="float" office:value="5.0000000000000001E-3" table:style-name="ce16">
            <text:p>0,005</text:p>
          </table:table-cell>
          <table:table-cell table:style-name="ce1"/>
          <table:table-cell office:value-type="string" table:style-name="ce1">
            <text:p>Maxiter=110</text:p>
          </table:table-cell>
          <table:table-cell table:number-columns-repeated="16369" table:style-name="ce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6.9999999999999999E-4" table:style-name="ce11">
            <text:p>0,0007</text:p>
          </table:table-cell>
          <table:table-cell office:value-type="float" office:value="8.9999999999999998E-4" table:style-name="ce11">
            <text:p>0,0009</text:p>
          </table:table-cell>
          <table:table-cell office:value-type="float" office:value="6.9999999999999999E-4" table:style-name="ce11">
            <text:p>0,0007</text:p>
          </table:table-cell>
          <table:table-cell office:value-type="float" office:value="6.9999999999999999E-4" table:style-name="ce11">
            <text:p>0,0007</text:p>
          </table:table-cell>
          <table:table-cell office:value-type="float" office:value="4.0000000000000001E-3" table:style-name="ce12">
            <text:p>0,004</text:p>
          </table:table-cell>
          <table:table-cell office:value-type="float" office:value="3.0000000000000001E-3" table:style-name="ce13">
            <text:p>0,003</text:p>
          </table:table-cell>
          <table:table-cell office:value-type="float" office:value="4.0000000000000001E-3" table:style-name="ce13">
            <text:p>0,004</text:p>
          </table:table-cell>
          <table:table-cell office:value-type="float" office:value="4.0000000000000001E-3" table:style-name="ce14">
            <text:p>0,004</text:p>
          </table:table-cell>
          <table:table-cell office:value-type="float" office:value="5.3E-3" table:style-name="ce15">
            <text:p>0,0053</text:p>
          </table:table-cell>
          <table:table-cell office:value-type="float" office:value="5.4999999999999997E-3" table:style-name="ce15">
            <text:p>0,0055</text:p>
          </table:table-cell>
          <table:table-cell office:value-type="float" office:value="5.4999999999999997E-3" table:style-name="ce15">
            <text:p>0,0055</text:p>
          </table:table-cell>
          <table:table-cell office:value-type="float" office:value="5.4999999999999997E-3" table:style-name="ce16">
            <text:p>0,0055</text:p>
          </table:table-cell>
          <table:table-cell table:style-name="ce1"/>
          <table:table-cell office:value-type="string" table:style-name="ce1">
            <text:p>Tabulength=8</text:p>
          </table:table-cell>
          <table:table-cell office:value-type="string" table:style-name="ce1">
            <text:p>Per poter fare I confronti ho usato gli stessi parametri</text:p>
          </table:table-cell>
          <table:table-cell table:number-columns-repeated="16368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1E-3" table:style-name="ce11">
            <text:p>0,001</text:p>
          </table:table-cell>
          <table:table-cell office:value-type="float" office:value="1.2999999999999999E-3" table:style-name="ce11">
            <text:p>0,0013</text:p>
          </table:table-cell>
          <table:table-cell office:value-type="float" office:value="1E-3" table:style-name="ce11">
            <text:p>0,001</text:p>
          </table:table-cell>
          <table:table-cell office:value-type="float" office:value="1.1000000000000001E-3" table:style-name="ce11">
            <text:p>0,0011</text:p>
          </table:table-cell>
          <table:table-cell office:value-type="float" office:value="4.0000000000000001E-3" table:style-name="ce12">
            <text:p>0,004</text:p>
          </table:table-cell>
          <table:table-cell office:value-type="float" office:value="3.0000000000000001E-3" table:style-name="ce13">
            <text:p>0,003</text:p>
          </table:table-cell>
          <table:table-cell office:value-type="float" office:value="4.0000000000000001E-3" table:style-name="ce13">
            <text:p>0,004</text:p>
          </table:table-cell>
          <table:table-cell office:value-type="float" office:value="4.0000000000000001E-3" table:style-name="ce14">
            <text:p>0,004</text:p>
          </table:table-cell>
          <table:table-cell office:value-type="float" office:value="4.0000000000000001E-3" table:style-name="ce18">
            <text:p>0,004</text:p>
          </table:table-cell>
          <table:table-cell office:value-type="float" office:value="5.4999999999999997E-3" table:style-name="ce15">
            <text:p>0,0055</text:p>
          </table:table-cell>
          <table:table-cell office:value-type="float" office:value="4.0000000000000001E-3" table:style-name="ce18">
            <text:p>0,004</text:p>
          </table:table-cell>
          <table:table-cell office:value-type="float" office:value="6.0000000000000001E-3" table:style-name="ce16">
            <text:p>0,006</text:p>
          </table:table-cell>
          <table:table-cell office:value-type="string" table:style-name="ce1">
            <text:p>??</text:p>
          </table:table-cell>
          <table:table-cell table:number-columns-repeated="16370" table:style-name="ce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2E-3" table:style-name="ce11">
            <text:p>0,002</text:p>
          </table:table-cell>
          <table:table-cell office:value-type="float" office:value="3.0000000000000001E-3" table:style-name="ce11">
            <text:p>0,003</text:p>
          </table:table-cell>
          <table:table-cell office:value-type="float" office:value="2E-3" table:style-name="ce11">
            <text:p>0,002</text:p>
          </table:table-cell>
          <table:table-cell office:value-type="float" office:value="2E-3" table:style-name="ce11">
            <text:p>0,002</text:p>
          </table:table-cell>
          <table:table-cell office:value-type="float" office:value="3.5000000000000001E-3" table:style-name="ce12">
            <text:p>0,0035</text:p>
          </table:table-cell>
          <table:table-cell office:value-type="float" office:value="3.5000000000000001E-3" table:style-name="ce13">
            <text:p>0,0035</text:p>
          </table:table-cell>
          <table:table-cell office:value-type="float" office:value="3.5000000000000001E-3" table:style-name="ce13">
            <text:p>0,0035</text:p>
          </table:table-cell>
          <table:table-cell office:value-type="float" office:value="3.5000000000000001E-3" table:style-name="ce14">
            <text:p>0,0035</text:p>
          </table:table-cell>
          <table:table-cell office:value-type="float" office:value="6.7999999999999996E-3" table:style-name="ce15">
            <text:p>0,0068</text:p>
          </table:table-cell>
          <table:table-cell office:value-type="float" office:value="6.7999999999999996E-3" table:style-name="ce15">
            <text:p>0,0068</text:p>
          </table:table-cell>
          <table:table-cell office:value-type="float" office:value="6.7999999999999996E-3" table:style-name="ce15">
            <text:p>0,0068</text:p>
          </table:table-cell>
          <table:table-cell office:value-type="float" office:value="6.7999999999999996E-3" table:style-name="ce16">
            <text:p>0,0068</text:p>
          </table:table-cell>
          <table:table-cell table:number-columns-repeated="16371" table:style-name="ce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2E-3" table:style-name="ce11">
            <text:p>0,002</text:p>
          </table:table-cell>
          <table:table-cell office:value-type="float" office:value="3.5000000000000001E-3" table:style-name="ce11">
            <text:p>0,0035</text:p>
          </table:table-cell>
          <table:table-cell office:value-type="float" office:value="3.0000000000000001E-3" table:style-name="ce11">
            <text:p>0,003</text:p>
          </table:table-cell>
          <table:table-cell office:value-type="float" office:value="3.0000000000000001E-3" table:style-name="ce11">
            <text:p>0,003</text:p>
          </table:table-cell>
          <table:table-cell office:value-type="float" office:value="3.5000000000000001E-3" table:style-name="ce12">
            <text:p>0,0035</text:p>
          </table:table-cell>
          <table:table-cell office:value-type="float" office:value="3.0000000000000001E-3" table:style-name="ce13">
            <text:p>0,003</text:p>
          </table:table-cell>
          <table:table-cell office:value-type="float" office:value="3.5000000000000001E-3" table:style-name="ce13">
            <text:p>0,0035</text:p>
          </table:table-cell>
          <table:table-cell office:value-type="float" office:value="4.0000000000000001E-3" table:style-name="ce14">
            <text:p>0,004</text:p>
          </table:table-cell>
          <table:table-cell office:value-type="float" office:value="7.4999999999999997E-3" table:style-name="ce15">
            <text:p>0,0075</text:p>
          </table:table-cell>
          <table:table-cell office:value-type="float" office:value="7.4999999999999997E-3" table:style-name="ce15">
            <text:p>0,0075</text:p>
          </table:table-cell>
          <table:table-cell office:value-type="float" office:value="7.0000000000000001E-3" table:style-name="ce15">
            <text:p>0,007</text:p>
          </table:table-cell>
          <table:table-cell office:value-type="float" office:value="7.0000000000000001E-3" table:style-name="ce16">
            <text:p>0,007</text:p>
          </table:table-cell>
          <table:table-cell table:number-columns-repeated="16371" table:style-name="ce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3.0000000000000001E-3" table:style-name="ce11">
            <text:p>0,003</text:p>
          </table:table-cell>
          <table:table-cell office:value-type="float" office:value="4.0000000000000001E-3" table:style-name="ce11">
            <text:p>0,004</text:p>
          </table:table-cell>
          <table:table-cell office:value-type="float" office:value="2.5000000000000001E-3" table:style-name="ce11">
            <text:p>0,0025</text:p>
          </table:table-cell>
          <table:table-cell office:value-type="float" office:value="4.0000000000000001E-3" table:style-name="ce11">
            <text:p>0,004</text:p>
          </table:table-cell>
          <table:table-cell office:value-type="float" office:value="3.5000000000000001E-3" table:style-name="ce12">
            <text:p>0,0035</text:p>
          </table:table-cell>
          <table:table-cell office:value-type="float" office:value="4.0000000000000001E-3" table:style-name="ce13">
            <text:p>0,004</text:p>
          </table:table-cell>
          <table:table-cell office:value-type="float" office:value="4.0000000000000001E-3" table:style-name="ce13">
            <text:p>0,004</text:p>
          </table:table-cell>
          <table:table-cell office:value-type="float" office:value="4.4999999999999997E-3" table:style-name="ce14">
            <text:p>0,0045</text:p>
          </table:table-cell>
          <table:table-cell office:value-type="float" office:value="7.9000000000000008E-3" table:style-name="ce15">
            <text:p>0,0079</text:p>
          </table:table-cell>
          <table:table-cell office:value-type="float" office:value="7.9000000000000008E-3" table:style-name="ce15">
            <text:p>0,0079</text:p>
          </table:table-cell>
          <table:table-cell office:value-type="float" office:value="7.7000000000000002E-3" table:style-name="ce15">
            <text:p>0,0077</text:p>
          </table:table-cell>
          <table:table-cell office:value-type="float" office:value="7.9000000000000008E-3" table:style-name="ce16">
            <text:p>0,0079</text:p>
          </table:table-cell>
          <table:table-cell table:number-columns-repeated="16371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4.0000000000000001E-3" table:style-name="ce11">
            <text:p>0,004</text:p>
          </table:table-cell>
          <table:table-cell office:value-type="float" office:value="5.0000000000000001E-3" table:style-name="ce11">
            <text:p>0,005</text:p>
          </table:table-cell>
          <table:table-cell office:value-type="float" office:value="4.0000000000000001E-3" table:style-name="ce11">
            <text:p>0,004</text:p>
          </table:table-cell>
          <table:table-cell office:value-type="float" office:value="5.0000000000000001E-3" table:style-name="ce11">
            <text:p>0,005</text:p>
          </table:table-cell>
          <table:table-cell office:value-type="float" office:value="5.0000000000000001E-3" table:style-name="ce12">
            <text:p>0,005</text:p>
          </table:table-cell>
          <table:table-cell office:value-type="float" office:value="5.4999999999999997E-3" table:style-name="ce13">
            <text:p>0,0055</text:p>
          </table:table-cell>
          <table:table-cell office:value-type="float" office:value="5.0000000000000001E-3" table:style-name="ce13">
            <text:p>0,005</text:p>
          </table:table-cell>
          <table:table-cell office:value-type="float" office:value="5.0000000000000001E-3" table:style-name="ce14">
            <text:p>0,005</text:p>
          </table:table-cell>
          <table:table-cell office:value-type="float" office:value="8.9999999999999993E-3" table:style-name="ce15">
            <text:p>0,009</text:p>
          </table:table-cell>
          <table:table-cell office:value-type="float" office:value="8.0000000000000002E-3" table:style-name="ce15">
            <text:p>0,008</text:p>
          </table:table-cell>
          <table:table-cell office:value-type="float" office:value="8.5000000000000006E-3" table:style-name="ce15">
            <text:p>0,0085</text:p>
          </table:table-cell>
          <table:table-cell office:value-type="float" office:value="8.9999999999999993E-3" table:style-name="ce16">
            <text:p>0,009</text:p>
          </table:table-cell>
          <table:table-cell table:number-columns-repeated="16371" table:style-name="ce1"/>
        </table:table-row>
        <table:table-row table:style-name="ro1">
          <table:table-cell office:value-type="float" office:value="1000" table:style-name="ce19">
            <text:p>1000</text:p>
          </table:table-cell>
          <table:table-cell office:value-type="float" office:value="4.3" table:style-name="ce11">
            <text:p>4,3</text:p>
          </table:table-cell>
          <table:table-cell office:value-type="float" office:value="4.5" table:style-name="ce11">
            <text:p>4,5</text:p>
          </table:table-cell>
          <table:table-cell office:value-type="float" office:value="3.5" table:style-name="ce11">
            <text:p>3,5</text:p>
          </table:table-cell>
          <table:table-cell office:value-type="float" office:value="3.2" table:style-name="ce20">
            <text:p>3,2</text:p>
          </table:table-cell>
          <table:table-cell office:value-type="float" office:value="0.41" table:style-name="ce13">
            <text:p>0,41</text:p>
          </table:table-cell>
          <table:table-cell office:value-type="float" office:value="0.41299999999999998" table:style-name="ce13">
            <text:p>0,413</text:p>
          </table:table-cell>
          <table:table-cell office:value-type="float" office:value="0.4" table:style-name="ce13">
            <text:p>0,4</text:p>
          </table:table-cell>
          <table:table-cell office:value-type="float" office:value="0.40100000000000002" table:style-name="ce6">
            <text:p>0,401</text:p>
          </table:table-cell>
          <table:table-cell office:value-type="float" office:value="0.4" table:style-name="ce15">
            <text:p>0,4</text:p>
          </table:table-cell>
          <table:table-cell office:value-type="float" office:value="0.38" table:style-name="ce15">
            <text:p>0,38</text:p>
          </table:table-cell>
          <table:table-cell office:value-type="float" office:value="0.38200000000000001" table:style-name="ce15">
            <text:p>0,382</text:p>
          </table:table-cell>
          <table:table-cell office:value-type="float" office:value="0.36" table:style-name="ce9">
            <text:p>0,36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29">
            <text:p>Ricerca locale</text:p>
          </table:table-cell>
          <table:covered-table-cell table:number-columns-repeated="3"/>
          <table:table-cell office:value-type="string" table:number-columns-spanned="4" table:number-rows-spanned="1" table:style-name="ce30">
            <text:p>Tabu List</text:p>
          </table:table-cell>
          <table:covered-table-cell table:number-columns-repeated="3"/>
          <table:table-cell office:value-type="string" table:number-columns-spanned="4" table:number-rows-spanned="1" table:style-name="ce31">
            <text:p>Aspirazione</text:p>
          </table:table-cell>
          <table:covered-table-cell table:number-columns-repeated="3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1">
            <text:p>80 random</text:p>
          </table:table-cell>
          <table:table-cell table:number-columns-repeated="2" table:style-name="ce22"/>
          <table:table-cell table:style-name="ce10"/>
          <table:table-cell office:value-type="string" table:style-name="ce1">
            <text:p>Maxiter=210</text:p>
          </table:table-cell>
          <table:table-cell office:value-type="string" table:style-name="ce21">
            <text:p>30 5 cluster</text:p>
          </table:table-cell>
          <table:table-cell table:number-columns-repeated="2" table:style-name="ce22"/>
          <table:table-cell table:style-name="ce10"/>
          <table:table-cell office:value-type="string" table:style-name="ce1">
            <text:p>Maxiter=11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3">
            <text:p>2-opt</text:p>
          </table:table-cell>
          <table:table-cell office:value-type="string" table:style-name="ce1">
            <text:p>Risultato</text:p>
          </table:table-cell>
          <table:table-cell office:value-type="string" table:style-name="ce1">
            <text:p>Tempo</text:p>
          </table:table-cell>
          <table:table-cell office:value-type="string" table:style-name="ce2">
            <text:p>Errore</text:p>
          </table:table-cell>
          <table:table-cell office:value-type="string" table:style-name="ce1">
            <text:p>Tabulength=20</text:p>
          </table:table-cell>
          <table:table-cell office:value-type="string" table:style-name="ce23">
            <text:p>2-opt</text:p>
          </table:table-cell>
          <table:table-cell office:value-type="string" table:style-name="ce1">
            <text:p>Risultato</text:p>
          </table:table-cell>
          <table:table-cell office:value-type="string" table:style-name="ce1">
            <text:p>Tempo</text:p>
          </table:table-cell>
          <table:table-cell office:value-type="string" table:style-name="ce2">
            <text:p>Errore</text:p>
          </table:table-cell>
          <table:table-cell office:value-type="string" table:style-name="ce1">
            <text:p>Tabulength=1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3">
            <text:p>LS</text:p>
          </table:table-cell>
          <table:table-cell office:value-type="float" office:value="78.6892" table:style-name="ce1">
            <text:p>78,6892</text:p>
          </table:table-cell>
          <table:table-cell office:value-type="float" office:value="2.58493E-3" table:style-name="ce1">
            <text:p>0,00258493</text:p>
          </table:table-cell>
          <table:table-cell office:value-type="float" office:value="4.2270049895427526" table:formula="msoxl:=(B17-B20)/B20*100" table:style-name="ce2">
            <text:p>4,22700499</text:p>
          </table:table-cell>
          <table:table-cell table:style-name="ce1"/>
          <table:table-cell office:value-type="string" table:style-name="ce23">
            <text:p>LS</text:p>
          </table:table-cell>
          <table:table-cell office:value-type="float" office:value="63.638500000000001" table:style-name="ce1">
            <text:p>63,6385</text:p>
          </table:table-cell>
          <table:table-cell office:value-type="float" office:value="2.1815300000000001E-4" table:style-name="ce1">
            <text:p>0,000218153</text:p>
          </table:table-cell>
          <table:table-cell office:value-type="float" office:value="6.4078640676050371" table:formula="msoxl:=(G17-G20)/G20*100" table:style-name="ce2">
            <text:p>6,407864068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Tabu</text:p>
          </table:table-cell>
          <table:table-cell office:value-type="float" office:value="77.527000000000001" table:style-name="ce1">
            <text:p>77,527</text:p>
          </table:table-cell>
          <table:table-cell office:value-type="float" office:value="1.23169E-2" table:style-name="ce1">
            <text:p>0,0123169</text:p>
          </table:table-cell>
          <table:table-cell office:value-type="float" office:value="2.6876244239906004" table:formula="msoxl:=(B18-B20)/B20*100" table:style-name="ce2">
            <text:p>2,687624424</text:p>
          </table:table-cell>
          <table:table-cell table:style-name="ce1"/>
          <table:table-cell office:value-type="string" table:style-name="ce23">
            <text:p>Tabu</text:p>
          </table:table-cell>
          <table:table-cell office:value-type="float" office:value="60.345300000000002" table:style-name="ce1">
            <text:p>60,3453</text:p>
          </table:table-cell>
          <table:table-cell office:value-type="float" office:value="4.6300900000000001E-4" table:style-name="ce1">
            <text:p>0,000463009</text:p>
          </table:table-cell>
          <table:table-cell office:value-type="float" office:value="0.90141155933666539" table:formula="msoxl:=(G18-G20)/G20*100" table:style-name="ce2">
            <text:p>0,901411559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Aspirazione</text:p>
          </table:table-cell>
          <table:table-cell office:value-type="float" office:value="76.763000000000005" table:style-name="ce1">
            <text:p>76,763</text:p>
          </table:table-cell>
          <table:table-cell office:value-type="float" office:value="1.2619E-2" table:style-name="ce1">
            <text:p>0,012619</text:p>
          </table:table-cell>
          <table:table-cell office:value-type="float" office:value="1.6756757472724457" table:formula="msoxl:=(B19-B20)/B20*100" table:style-name="ce2">
            <text:p>1,675675747</text:p>
          </table:table-cell>
          <table:table-cell table:style-name="ce1"/>
          <table:table-cell office:value-type="string" table:style-name="ce23">
            <text:p>Aspirazione</text:p>
          </table:table-cell>
          <table:table-cell office:value-type="float" office:value="59.8063" table:style-name="ce1">
            <text:p>59,8063</text:p>
          </table:table-cell>
          <table:table-cell office:value-type="float" office:value="5.2070600000000003E-3" table:style-name="ce1">
            <text:p>0,00520706</text:p>
          </table:table-cell>
          <table:table-cell office:value-type="float" office:value="1.6720674445679489E-4" table:formula="msoxl:=(G19-G20)/G20*100" table:style-name="ce2">
            <text:p>0,000167207</text:p>
          </table:table-cell>
          <table:table-cell table:number-columns-repeated="16375"/>
        </table:table-row>
        <table:table-row table:style-name="ro1">
          <table:table-cell office:value-type="string" table:style-name="ce24">
            <text:p>Esatto</text:p>
          </table:table-cell>
          <table:table-cell office:value-type="float" office:value="75.497900000000001" table:style-name="ce25">
            <text:p>75,4979</text:p>
          </table:table-cell>
          <table:table-cell office:value-type="float" office:value="84.4011" table:style-name="ce25">
            <text:p>84,4011</text:p>
          </table:table-cell>
          <table:table-cell office:value-type="float" office:value="0" table:style-name="ce19">
            <text:p>0</text:p>
          </table:table-cell>
          <table:table-cell table:style-name="ce1"/>
          <table:table-cell office:value-type="string" table:style-name="ce24">
            <text:p>Esatto</text:p>
          </table:table-cell>
          <table:table-cell office:value-type="float" office:value="59.806199999999997" table:style-name="ce25">
            <text:p>59,8062</text:p>
          </table:table-cell>
          <table:table-cell office:value-type="float" office:value="8.3282900000000009" table:style-name="ce25">
            <text:p>8,32829</text:p>
          </table:table-cell>
          <table:table-cell office:value-type="float" office:value="0" table:style-name="ce19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3-opt</text:p>
          </table:table-cell>
          <table:table-cell office:value-type="string" table:style-name="ce1">
            <text:p>Risultato</text:p>
          </table:table-cell>
          <table:table-cell office:value-type="string" table:style-name="ce1">
            <text:p>Tempo</text:p>
          </table:table-cell>
          <table:table-cell office:value-type="string" table:style-name="ce2">
            <text:p>Errore</text:p>
          </table:table-cell>
          <table:table-cell table:style-name="ce1"/>
          <table:table-cell office:value-type="string" table:style-name="ce23">
            <text:p>3-opt</text:p>
          </table:table-cell>
          <table:table-cell office:value-type="string" table:style-name="ce1">
            <text:p>Risultato</text:p>
          </table:table-cell>
          <table:table-cell office:value-type="string" table:style-name="ce1">
            <text:p>Tempo</text:p>
          </table:table-cell>
          <table:table-cell office:value-type="string" table:style-name="ce2">
            <text:p>Errore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LS</text:p>
          </table:table-cell>
          <table:table-cell office:value-type="float" office:value="77.870099999999994" table:style-name="ce32">
            <text:p>78</text:p>
          </table:table-cell>
          <table:table-cell office:value-type="float" office:value="6.6503999999999994E-2" table:style-name="ce1">
            <text:p>0,066504</text:p>
          </table:table-cell>
          <table:table-cell office:value-type="float" office:value="3.1420741504068221" table:formula="msoxl:=(B22-B25)/B25*100" table:style-name="ce2">
            <text:p>3,14207415</text:p>
          </table:table-cell>
          <table:table-cell table:style-name="ce1"/>
          <table:table-cell office:value-type="string" table:style-name="ce23">
            <text:p>LS</text:p>
          </table:table-cell>
          <table:table-cell office:value-type="float" office:value="61.160800000000002" table:style-name="ce1">
            <text:p>61,1608</text:p>
          </table:table-cell>
          <table:table-cell office:value-type="float" office:value="3.9219900000000002E-3" table:style-name="ce1">
            <text:p>0,00392199</text:p>
          </table:table-cell>
          <table:table-cell office:value-type="float" office:value="2.2649825603365619" table:formula="msoxl:=(G22-G25)/G25*100" table:style-name="ce2">
            <text:p>2,26498256</text:p>
          </table:table-cell>
          <table:table-cell/>
          <table:table-cell table:style-name="ce1">
            <draw:frame draw:z-index="2" draw:id="id1" draw:style-name="a1" draw:name="Grafico 6" svg:x="0.7441in" svg:y="0.1445in" svg:width="5in" svg:height="3.000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3" draw:id="id2" draw:style-name="a2" draw:name="Grafico 7" svg:x="0.6252in" svg:y="0.0846in" svg:width="5in" svg:height="3.000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string" table:style-name="ce23">
            <text:p>Tabu</text:p>
          </table:table-cell>
          <table:table-cell office:value-type="float" office:value="76.112700000000004" table:style-name="ce1">
            <text:p>76,1127</text:p>
          </table:table-cell>
          <table:table-cell office:value-type="float" office:value="0.31126799999999999" table:style-name="ce1">
            <text:p>0,311268</text:p>
          </table:table-cell>
          <table:table-cell office:value-type="float" office:value="0.81432728592451242" table:formula="msoxl:=(B23-B25)/B25*100" table:style-name="ce2">
            <text:p>0,814327286</text:p>
          </table:table-cell>
          <table:table-cell table:style-name="ce1"/>
          <table:table-cell office:value-type="string" table:style-name="ce23">
            <text:p>Tabu</text:p>
          </table:table-cell>
          <table:table-cell office:value-type="float" office:value="60.58" table:style-name="ce1">
            <text:p>60,58</text:p>
          </table:table-cell>
          <table:table-cell office:value-type="float" office:value="9.46829E-2" table:style-name="ce1">
            <text:p>0,0946829</text:p>
          </table:table-cell>
          <table:table-cell office:value-type="float" office:value="1.2938457885637298" table:formula="msoxl:=(G23-G25)/G25*100" table:style-name="ce2">
            <text:p>1,293845789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Aspirazione</text:p>
          </table:table-cell>
          <table:table-cell office:value-type="float" office:value="75.497900000000001" table:style-name="ce1">
            <text:p>75,4979</text:p>
          </table:table-cell>
          <table:table-cell office:value-type="float" office:value="0.308971" table:style-name="ce1">
            <text:p>0,308971</text:p>
          </table:table-cell>
          <table:table-cell office:value-type="float" office:value="0" table:formula="msoxl:=(B24-B25)/B25*100" table:style-name="ce2">
            <text:p>0</text:p>
          </table:table-cell>
          <table:table-cell table:style-name="ce1"/>
          <table:table-cell office:value-type="string" table:style-name="ce23">
            <text:p>Aspirazione</text:p>
          </table:table-cell>
          <table:table-cell office:value-type="float" office:value="59.8063" table:style-name="ce1">
            <text:p>59,8063</text:p>
          </table:table-cell>
          <table:table-cell office:value-type="float" office:value="0.119809" table:style-name="ce1">
            <text:p>0,119809</text:p>
          </table:table-cell>
          <table:table-cell office:value-type="float" office:value="1.6720674445679489E-4" table:formula="msoxl:=(G24-G25)/G25*100" table:style-name="ce2">
            <text:p>0,000167207</text:p>
          </table:table-cell>
          <table:table-cell table:number-columns-repeated="16375"/>
        </table:table-row>
        <table:table-row table:style-name="ro1">
          <table:table-cell office:value-type="string" table:style-name="ce24">
            <text:p>Esatto</text:p>
          </table:table-cell>
          <table:table-cell office:value-type="float" office:value="75.497900000000001" table:style-name="ce25">
            <text:p>75,4979</text:p>
          </table:table-cell>
          <table:table-cell office:value-type="float" office:value="84.4011" table:style-name="ce25">
            <text:p>84,4011</text:p>
          </table:table-cell>
          <table:table-cell office:value-type="float" office:value="0" table:style-name="ce19">
            <text:p>0</text:p>
          </table:table-cell>
          <table:table-cell table:style-name="ce1"/>
          <table:table-cell office:value-type="string" table:style-name="ce24">
            <text:p>Esatto</text:p>
          </table:table-cell>
          <table:table-cell office:value-type="float" office:value="59.806199999999997" table:style-name="ce25">
            <text:p>59,8062</text:p>
          </table:table-cell>
          <table:table-cell office:value-type="float" office:value="8.3282900000000009" table:style-name="ce25">
            <text:p>8,32829</text:p>
          </table:table-cell>
          <table:table-cell office:value-type="float" office:value="0" table:style-name="ce19">
            <text:p>0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-opt</text:p>
          </table:table-cell>
          <table:table-cell office:value-type="string" table:style-name="ce1">
            <text:p>3-opt</text:p>
          </table:table-cell>
          <table:table-cell table:style-name="ce1"/>
          <table:table-cell office:value-type="string" table:style-name="ce1">
            <text:p>2-opt</text:p>
          </table:table-cell>
          <table:table-cell office:value-type="string" table:style-name="ce1">
            <text:p>3-op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3">
            <text:p>LS</text:p>
          </table:table-cell>
          <table:table-cell office:value-type="float" office:value="2.58493E-3" table:style-name="ce1">
            <text:p>0,00258493</text:p>
          </table:table-cell>
          <table:table-cell office:value-type="float" office:value="6.6503999999999994E-2" table:style-name="ce1">
            <text:p>0,066504</text:p>
          </table:table-cell>
          <table:table-cell office:value-type="string" table:style-name="ce23">
            <text:p>LS</text:p>
          </table:table-cell>
          <table:table-cell office:value-type="float" office:value="2.1815300000000001E-4" table:style-name="ce1">
            <text:p>0,000218153</text:p>
          </table:table-cell>
          <table:table-cell office:value-type="float" office:value="3.9219900000000002E-3" table:style-name="ce1">
            <text:p>0,0039219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3">
            <text:p>Tabu</text:p>
          </table:table-cell>
          <table:table-cell office:value-type="float" office:value="1.23169E-2" table:style-name="ce1">
            <text:p>0,0123169</text:p>
          </table:table-cell>
          <table:table-cell office:value-type="float" office:value="0.31126799999999999" table:style-name="ce1">
            <text:p>0,311268</text:p>
          </table:table-cell>
          <table:table-cell office:value-type="string" table:style-name="ce23">
            <text:p>Tabu</text:p>
          </table:table-cell>
          <table:table-cell office:value-type="float" office:value="4.6300900000000001E-4" table:style-name="ce1">
            <text:p>0,000463009</text:p>
          </table:table-cell>
          <table:table-cell office:value-type="float" office:value="9.46829E-2" table:style-name="ce1">
            <text:p>0,094682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3">
            <text:p>Aspirazione</text:p>
          </table:table-cell>
          <table:table-cell office:value-type="float" office:value="1.2619E-2" table:style-name="ce1">
            <text:p>0,012619</text:p>
          </table:table-cell>
          <table:table-cell office:value-type="float" office:value="0.308971" table:style-name="ce1">
            <text:p>0,308971</text:p>
          </table:table-cell>
          <table:table-cell office:value-type="string" table:style-name="ce23">
            <text:p>Aspirazione</text:p>
          </table:table-cell>
          <table:table-cell office:value-type="float" office:value="5.2070600000000003E-3" table:style-name="ce1">
            <text:p>0,00520706</text:p>
          </table:table-cell>
          <table:table-cell office:value-type="float" office:value="0.119809" table:style-name="ce1">
            <text:p>0,119809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number-columns-repeated="4" table:style-name="ce28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4" draw:id="id3" draw:style-name="a3" draw:name="Grafico 8" svg:x="0.9079in" svg:y="0.1591in" svg:width="5in" svg:height="3.000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1" draw:id="id0" draw:style-name="a0" draw:name="Grafico 5" svg:x="0.46892in" svg:y="0.06767in" svg:width="5.0224in" svg:height="3.031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style-name="ce1">
            <text:p>Modello con random</text:p>
          </table:table-cell>
          <table:table-cell office:value-type="string" table:style-name="ce1">
            <text:p>Modello con corconferenza</text:p>
          </table:table-cell>
          <table:table-cell office:value-type="string" table:style-name="ce1">
            <text:p>Modello con 2 cluster</text:p>
          </table:table-cell>
          <table:table-cell office:value-type="string" table:style-name="ce1">
            <text:p>Modello con 5 cluster</text:p>
          </table:table-cell>
          <table:table-cell table:number-columns-repeated="16380"/>
        </table:table-row>
        <table:table-row table:style-name="ro3"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16380"/>
        </table:table-row>
        <table:table-row table:style-name="ro3"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16380"/>
        </table:table-row>
        <table:table-row table:style-name="ro3"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16380"/>
        </table:table-row>
        <table:table-row table:style-name="ro3">
          <table:table-cell office:value-type="float" office:value="1" table:style-name="ce27">
            <text:p>1</text:p>
          </table:table-cell>
          <table:table-cell office:value-type="float" office:value="2" table:style-name="ce27">
            <text:p>2</text:p>
          </table:table-cell>
          <table:table-cell office:value-type="float" office:value="5" table:style-name="ce27">
            <text:p>5</text:p>
          </table:table-cell>
          <table:table-cell office:value-type="float" office:value="10" table:style-name="ce27">
            <text:p>10</text:p>
          </table:table-cell>
          <table:table-cell table:number-columns-repeated="16380"/>
        </table:table-row>
        <table:table-row table:style-name="ro3">
          <table:table-cell office:value-type="float" office:value="15" table:style-name="ce27">
            <text:p>15</text:p>
          </table:table-cell>
          <table:table-cell office:value-type="float" office:value="2" table:style-name="ce27">
            <text:p>2</text:p>
          </table:table-cell>
          <table:table-cell office:value-type="float" office:value="35" table:style-name="ce27">
            <text:p>35</text:p>
          </table:table-cell>
          <table:table-cell office:value-type="float" office:value="55" table:style-name="ce27">
            <text:p>55</text:p>
          </table:table-cell>
          <table:table-cell table:number-columns-repeated="16380"/>
        </table:table-row>
        <table:table-row table:style-name="ro3">
          <table:table-cell office:value-type="float" office:value="25" table:style-name="ce27">
            <text:p>25</text:p>
          </table:table-cell>
          <table:table-cell office:value-type="float" office:value="3" table:style-name="ce27">
            <text:p>3</text:p>
          </table:table-cell>
          <table:table-cell office:value-type="float" office:value="100" table:style-name="ce27">
            <text:p>100</text:p>
          </table:table-cell>
          <table:table-cell office:value-type="float" office:value="350" table:style-name="ce27">
            <text:p>350</text:p>
          </table:table-cell>
          <table:table-cell table:number-columns-repeated="16380"/>
        </table:table-row>
        <table:table-row table:style-name="ro3">
          <table:table-cell office:value-type="float" office:value="45" table:style-name="ce27">
            <text:p>45</text:p>
          </table:table-cell>
          <table:table-cell office:value-type="float" office:value="5" table:style-name="ce27">
            <text:p>5</text:p>
          </table:table-cell>
          <table:table-cell office:value-type="float" office:value="200" table:style-name="ce27">
            <text:p>200</text:p>
          </table:table-cell>
          <table:table-cell office:value-type="float" office:value="750" table:style-name="ce27">
            <text:p>750</text:p>
          </table:table-cell>
          <table:table-cell table:number-columns-repeated="16380"/>
        </table:table-row>
        <table:table-row table:style-name="ro3">
          <table:table-cell office:value-type="float" office:value="55" table:style-name="ce27">
            <text:p>55</text:p>
          </table:table-cell>
          <table:table-cell office:value-type="float" office:value="20" table:style-name="ce27">
            <text:p>20</text:p>
          </table:table-cell>
          <table:table-cell office:value-type="float" office:value="350" table:style-name="ce27">
            <text:p>350</text:p>
          </table:table-cell>
          <table:table-cell table:style-name="ce28"/>
          <table:table-cell/>
          <table:table-cell table:style-name="ce1">
            <draw:frame draw:z-index="5" draw:id="id4" draw:style-name="a4" draw:name="Grafico 9" svg:x="0.75893in" svg:y="0.20387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6" draw:id="id5" draw:style-name="a5" draw:name="Grafico 10" svg:x="0.625in" svg:y="0.01042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3">
          <table:table-cell office:value-type="float" office:value="480" table:style-name="ce27">
            <text:p>480</text:p>
          </table:table-cell>
          <table:table-cell office:value-type="float" office:value="40" table:style-name="ce27">
            <text:p>40</text:p>
          </table:table-cell>
          <table:table-cell table:style-name="ce27"/>
          <table:table-cell table:style-name="ce28"/>
          <table:table-cell table:number-columns-repeated="16380"/>
        </table:table-row>
        <table:table-row table:style-name="ro3">
          <table:table-cell office:value-type="float" office:value="600" table:style-name="ce27">
            <text:p>600</text:p>
          </table:table-cell>
          <table:table-cell office:value-type="float" office:value="55" table:style-name="ce27">
            <text:p>55</text:p>
          </table:table-cell>
          <table:table-cell table:style-name="ce27"/>
          <table:table-cell table:style-name="ce28"/>
          <table:table-cell table:number-columns-repeated="16380"/>
        </table:table-row>
        <table:table-row table:number-rows-repeated="1048518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arichello [IN4]</meta:initial-creator>
    <dc:creator>Marco</dc:creator>
    <meta:creation-date>2015-02-03T13:20:31Z</meta:creation-date>
    <dc:date>2015-03-06T10:56:53Z</dc:date>
    <meta:editing-cycles>53</meta:editing-cycles>
    <meta:editing-duration>PT2487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68686" svg:stroke-opacity="100%" draw:stroke-linejoin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/>
      <style:graphic-properties draw:fill="solid" draw:fill-color="#ffffff" draw:opacity="100%" draw:stroke="solid" svg:stroke-width="0.01024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1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8.2679527559055pt" svg:width="361.6127559055118pt" chart:style-name="Crt0">
        <chart:legend chart:legend-position="end" chart:legend-align="center" chart:style-name="Lgnd"/>
        <chart:plot-area svg:x="19.98251968503937pt" svg:y="21.28543307086614pt" svg:width="223.0956692913386pt" svg:height="180.713700787401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1" chart:values-cell-range-address="Sheet1.$B$2:.$B$11" chart:class="chart:line" chart:attached-axis="primary-y" chart:style-name="G0S0">
            <chart:data-point chart:repeated="10"/>
          </chart:series>
          <chart:series chart:label-cell-address="Sheet1.$F$1" chart:values-cell-range-address="Sheet1.$F$2:.$F$11" chart:class="chart:line" chart:attached-axis="primary-y" chart:style-name="G0S1">
            <chart:data-point chart:repeated="10"/>
          </chart:series>
          <chart:series chart:label-cell-address="Sheet1.$J$1" chart:values-cell-range-address="Sheet1.$J$2:.$J$11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68686" svg:stroke-opacity="100%" draw:stroke-linejoin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/>
      <style:graphic-properties draw:fill="solid" draw:fill-color="#ffffff" draw:opacity="100%" draw:stroke="solid" svg:stroke-width="0.01024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1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287401574803pt" svg:width="360.0pt" chart:style-name="Crt0">
        <chart:legend chart:legend-position="end" chart:legend-align="center" chart:style-name="Lgnd"/>
        <chart:plot-area svg:x="19.95433070866142pt" svg:y="21.05866141732283pt" svg:width="241.8045669291339pt" svg:height="178.757952755905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$1" chart:values-cell-range-address="Sheet1.$C$2:.$C$11" chart:class="chart:line" chart:attached-axis="primary-y" chart:style-name="G0S0">
            <chart:data-point chart:repeated="10"/>
          </chart:series>
          <chart:series chart:label-cell-address="Sheet1.$G$1" chart:values-cell-range-address="Sheet1.$G$2:.$G$11" chart:class="chart:line" chart:attached-axis="primary-y" chart:style-name="G0S1">
            <chart:data-point chart:repeated="10"/>
          </chart:series>
          <chart:series chart:label-cell-address="Sheet1.$K$1" chart:values-cell-range-address="Sheet1.$K$2:.$K$11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68686" svg:stroke-opacity="100%" draw:stroke-linejoin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/>
      <style:graphic-properties draw:fill="solid" draw:fill-color="#ffffff" draw:opacity="100%" draw:stroke="solid" svg:stroke-width="0.01024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1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287401574803pt" svg:width="360.0pt" chart:style-name="Crt0">
        <chart:legend chart:legend-position="end" chart:legend-align="center" chart:style-name="Lgnd"/>
        <chart:plot-area svg:x="19.95433070866142pt" svg:y="21.05866141732283pt" svg:width="217.0600787401575pt" svg:height="178.757952755905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D$1" chart:values-cell-range-address="Sheet1.$D$2:.$D$11" chart:class="chart:line" chart:attached-axis="primary-y" chart:style-name="G0S0">
            <chart:data-point chart:repeated="10"/>
          </chart:series>
          <chart:series chart:label-cell-address="Sheet1.$H$1" chart:values-cell-range-address="Sheet1.$H$2:.$H$11" chart:class="chart:line" chart:attached-axis="primary-y" chart:style-name="G0S1">
            <chart:data-point chart:repeated="10"/>
          </chart:series>
          <chart:series chart:label-cell-address="Sheet1.$L$1" chart:values-cell-range-address="Sheet1.$L$2:.$L$11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68686" svg:stroke-opacity="100%" draw:stroke-linejoin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/>
      <style:graphic-properties draw:fill="solid" draw:fill-color="#ffffff" draw:opacity="100%" draw:stroke="solid" svg:stroke-width="0.01024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be4b48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1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287401574803pt" svg:width="360.0pt" chart:style-name="Crt0">
        <chart:legend chart:legend-position="end" chart:legend-align="center" chart:style-name="Lgnd"/>
        <chart:plot-area svg:x="19.95433070866142pt" svg:y="21.05866141732283pt" svg:width="217.0600787401575pt" svg:height="178.757952755905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E$1" chart:values-cell-range-address="Sheet1.$E$2:.$E$11" chart:class="chart:line" chart:attached-axis="primary-y" chart:style-name="G0S0">
            <chart:data-point chart:repeated="10"/>
          </chart:series>
          <chart:series chart:label-cell-address="Sheet1.$I$1" chart:values-cell-range-address="Sheet1.$I$2:.$I$11" chart:class="chart:line" chart:attached-axis="primary-y" chart:style-name="G0S1">
            <chart:data-point chart:repeated="10"/>
          </chart:series>
          <chart:series chart:label-cell-address="Sheet1.$M$1" chart:values-cell-range-address="Sheet1.$M$2:.$M$11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Flr0">
      <style:graphic-properties draw:fill="none" draw:stroke="solid" svg:stroke-width="0.01042in" svg:stroke-color="#868686" svg:stroke-opacity="100%" draw:stroke-linejoin="round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heet1.$A$29:.$A$31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heet1.$B$28" chart:values-cell-range-address="Sheet1.$B$29:.$B$31" chart:class="chart:bar" chart:attached-axis="primary-y" chart:style-name="G0S0">
            <chart:data-point chart:repeated="3"/>
          </chart:series>
          <chart:series chart:label-cell-address="Sheet1.$C$28" chart:values-cell-range-address="Sheet1.$C$29:.$C$31" chart:class="chart:bar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/>
      <style:graphic-properties draw:fill="none" draw:stroke="none"/>
    </style:style>
    <style:style style:family="chart" style:name="Flr0">
      <style:graphic-properties draw:fill="none" draw:stroke="solid" svg:stroke-width="0.01042in" svg:stroke-color="#868686" svg:stroke-opacity="100%" draw:stroke-linejoin="round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dr3d:transform="matrix (0.99564446382742056 -2.9808720977666348E-2 -8.8337657901278496E-2 3.6833428844505495E-2 0.99619477459360894 7.8989047291030692E-2 8.5646950730101284E-2 -8.1898786474914415E-2 0.99295376962100945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heet1.$D$29:.$D$31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Sheet1.$E$28" chart:values-cell-range-address="Sheet1.$E$29:.$E$31" chart:class="chart:bar" chart:attached-axis="primary-y" chart:style-name="G0S0">
            <chart:data-point chart:repeated="3"/>
          </chart:series>
          <chart:series chart:label-cell-address="Sheet1.$F$28" chart:values-cell-range-address="Sheet1.$F$29:.$F$31" chart:class="chart:bar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